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24.211cm" table:align="margins"/>
    </style:style>
    <style:style style:name="Table1.A" style:family="table-column">
      <style:table-column-properties style:column-width="8.0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4.211cm" table:align="margins"/>
    </style:style>
    <style:style style:name="Table3.A" style:family="table-column">
      <style:table-column-properties style:column-width="9.888cm" style:rel-column-width="26766*"/>
    </style:style>
    <style:style style:name="Table3.B" style:family="table-column">
      <style:table-column-properties style:column-width="14.323cm" style:rel-column-width="38769*"/>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itle">
      <style:paragraph-properties fo:break-before="page"/>
    </style:style>
    <style:style style:name="P3" style:family="paragraph" style:parent-style-name="Table_20_Contents">
      <style:paragraph-properties fo:text-align="start" style:justify-single-word="false"/>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master-page-name="">
      <style:paragraph-properties style:page-number="auto" fo:keep-with-next="always"/>
    </style:style>
    <style:style style:name="P7" style:family="paragraph" style:parent-style-name="Text_20_body" style:list-style-name="L1"/>
    <style:style style:name="P8" style:family="paragraph" style:parent-style-name="Text_20_body" style:list-style-name="Numbering_20_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Numbering_20_1">
      <style:text-properties fo:font-style="normal" style:font-style-asian="normal" style:font-style-complex="normal"/>
    </style:style>
    <style:style style:name="P17" style:family="paragraph" style:parent-style-name="Text_20_body" style:list-style-name="L10">
      <style:text-properties fo:font-style="normal" style:font-style-asian="normal" style:font-style-complex="normal"/>
    </style:style>
    <style:style style:name="P18" style:family="paragraph" style:parent-style-name="Text_20_body" style:list-style-name="L10"/>
    <style:style style:name="P19" style:family="paragraph" style:parent-style-name="Text_20_body">
      <style:text-properties fo:font-style="italic" style:font-style-asian="italic" style:font-style-complex="italic"/>
    </style:style>
    <style:style style:name="P20" style:family="paragraph" style:parent-style-name="Text_20_body" style:list-style-name="L7">
      <style:paragraph-properties fo:margin-left="1.251cm" fo:margin-right="0cm" fo:text-indent="0cm" style:auto-text-indent="false"/>
    </style:style>
    <style:style style:name="P21" style:family="paragraph" style:parent-style-name="Numbering_20_2" style:list-style-name="Numbering_20_2"/>
    <style:style style:name="P22" style:family="paragraph" style:parent-style-name="Heading_20_1">
      <style:text-properties fo:font-style="normal" style:font-style-asian="normal" style:font-style-complex="normal"/>
    </style:style>
    <style:style style:name="P23" style:family="paragraph" style:parent-style-name="Numbering_20_1_20_Start" style:list-style-name="Numbering_20_1"/>
    <style:style style:name="P24" style:family="paragraph" style:parent-style-name="Heading_20_2"/>
    <style:style style:name="P25" style:family="paragraph" style:parent-style-name="Numbering_20_1" style:list-style-name="Numbering_20_1"/>
    <style:style style:name="P26" style:family="paragraph" style:parent-style-name="Title_20_Cover" style:master-page-name="First_20_Page">
      <style:paragraph-properties style:page-number="auto"/>
    </style:style>
    <style:style style:name="T1" style:family="text">
      <style:text-properties style:font-name-complex="Arial4"/>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itle_20_Cover"><text:title>SmartFrog Release Process</text:title></text:p>
      <text:p text:style-name="Title_20_Cover"><text:date style:data-style-name="N75" text:date-value="2010-02-18T16:05:14.99">18 Feb 2010</text:date></text:p>
      <text:p text:style-name="P2">Release Process for SmartFrog</text:p>
      <text:p text:style-name="Subtitle"><text:date style:data-style-name="N75" text:date-value="2010-02-18T16:05:14.99">18 Feb 2010</text:date></text:p>
      <text:list xml:id="list1743020957" text:style-name="Heading_20_Numbers">
        <text:list-item>
          <text:p text:style-name="Heading_20_1">Introduction</text:p>
        </text:list-item>
      </text:list>
      <text:p text:style-name="Text_20_body">This project, <text:span text:style-name="code_20_fragment">core/release</text:span>, contains the Ant and Ivy files to generate binary and source releases of SmartFrog as self-contained JAR file installers or as RPM files. </text:p>
      <text:list xml:id="list2107119303" text:continue-numbering="true" text:style-name="Heading_20_Numbers">
        <text:list-item>
          <text:p text:style-name="Heading_20_1">How to make a release</text:p>
        </text:list-item>
      </text:list>
      <text:p text:style-name="Text_20_body">To make a public release, you need to be running Java1.5+ on an Linux system with the RPM tools installed. That is, the package <text:span text:style-name="code_20_fragment">rpm-build</text:span> must be installed, otherwise the RPMs will not be created. </text:p>
      <text:p text:style-name="Text_20_body">You should b<text:bookmark-start text:name="DDE_LINK1"/>u<text:bookmark-end text:name="DDE_LINK1"/>ild on a clean check out of the SVN repository, with a retail Ant release. <text:s/></text:p>
      <text:p text:style-name="Text_20_body"/>
      <text:p text:style-name="Text_20_body">We have a special VMWare system image that can be used for this; it guarantees there is no development contamination of the build. This is the only way you should do a public release.</text:p>
      <text:list xml:id="list1977014102" text:continue-numbering="true" text:style-name="Heading_20_Numbers">
        <text:list-item>
          <text:list>
            <text:list-item>
              <text:p text:style-name="Heading_20_2">Get the machines ready first</text:p>
            </text:list-item>
          </text:list>
        </text:list-item>
      </text:list>
      <text:p text:style-name="Text_20_body">Getting the host machine and VM ready can take time -and if you are trying to do it while the release is being made, it will make everything unstable and the release will not be as planned</text:p>
      <text:p text:style-name="Text_20_body">Do not try and upgrade the host OS the week before a release -VMWare will not be reliable, and you will not get a release out.</text:p>
      <text:p text:style-name="Text_20_body">Do not try and upgrade VMWare the day of the release -again, the VM will be unstable. </text:p>
      <text:p text:style-name="Text_20_body">If you are using this VM, then before you release (days before, if need be)</text:p>
      <text:list xml:id="list852419412" text:style-name="L1">
        <text:list-item>
          <text:p text:style-name="P7">Start the VM. </text:p>
        </text:list-item>
        <text:list-item>
          <text:p text:style-name="P7">Bring it up to date with all its libraries, Java version, etc.</text:p>
        </text:list-item>
        <text:list-item>
          <text:p text:style-name="P7">Clean up any directories of old files, so that the (small, virtual) disk has space</text:p>
        </text:list-item>
        <text:list-item>
          <text:p text:style-name="P7">Reboot it</text:p>
        </text:list-item>
        <text:list-item>
          <text:p text:style-name="P7">Make sure the clock is synchronised.</text:p>
        </text:list-item>
        <text:list-item>
          <text:p text:style-name="P7">Make sure there is a few hundred MB of spare disk space. If there is not, clean up outdated Linux kernel versions. </text:p>
        </text:list-item>
        <text:list-item>
          <text:p text:style-name="P7">In the SmartFrog root directory <text:span text:style-name="code_20_fragment">core</text:span> run <text:span text:style-name="code_20_fragment">svn update</text:span></text:p>
        </text:list-item>
      </text:list>
      <text:p text:style-name="Text_20_body">A two week break can be enough to stop the image from working -updating the VMWare host will often break it.; this can trigger a need to switch back to the VESA display driver, reinstall the VMWare tools, etc., which can only waste time. Also: make sure that <text:span text:style-name="code_20_fragment">gcj</text:span> hasn't snuck in; RedHat/CentOS images seem to do this sometimes, which breaks tests. A <text:span text:style-name="code_20_fragment">java -version</text:span> call can verify the Java version is Sun's and current.</text:p>
      <text:list xml:id="list1101356221" text:continue-list="list1977014102" text:style-name="Heading_20_Numbers">
        <text:list-item>
          <text:list>
            <text:list-item>
              <text:p text:style-name="Heading_20_2">Release on a Thursday</text:p>
            </text:list-item>
          </text:list>
        </text:list-item>
      </text:list>
      <text:p text:style-name="Text_20_body">This is to give the option of slipping a day without rushing stuff out. If do not start to build the release until Friday, you can end up rushing something broken out on Friday afternoon without enough testing. A release should be unhurried.</text:p>
      <text:p text:style-name="Callout">Do not try and release in a rush, as a last minute activity. It takes about an hour of elapsed time to do a release, most of which is the VM image running rmic, javadocs and the tests.</text:p>
      <text:list xml:id="list1450713386" text:continue-numbering="true" text:style-name="Heading_20_Numbers">
        <text:list-item>
          <text:list>
            <text:list-item>
              <text:p text:style-name="Heading_20_2">Freeze the code</text:p>
            </text:list-item>
          </text:list>
        </text:list-item>
      </text:list>
      <text:p text:style-name="Text_20_body">Do not mix cutting a release with last minute changes to the code. Those last minute changes will be inadequately tested, incompletely thought through, undocumented, or some other source of trouble. If you pause the build while a change/fix goes in, then more changes will pile up, you won’t cut a release until the evening and you will rush it out without enough testing. Then, when it doesn’t work, it will be whoever made the release that gets the blame, not whoever made the last minute change.</text:p>
      <text:p text:style-name="Callout">Do not allow last minute changes, either to source or to build files/process.</text:p>
      <text:p text:style-name="Text_20_body">If last minute changes must go in before the release is made, halt the release to the following day. Take in the changes, add the tests, make sure everything is working and then cut a release with the code. Give whoever made the changes the responsibility of adding the tests and the documentation, before it will be accepted in the release.</text:p>
      <text:p text:style-name="Callout">Don't mix changes with cutting a release, it only leads to disaster. </text:p>
      <text:p text:style-name="Text_20_body">Requiring a slip of day whenever a last minute change is made has another consequence: it discourages last-minute changes. It is much better to release regularly, every two weeks, than try and get everything in for a build.</text:p>
      <text:list xml:id="list197340887" text:continue-numbering="true" text:style-name="Heading_20_Numbers">
        <text:list-item>
          <text:list>
            <text:list-item>
              <text:list>
                <text:list-item>
                  <text:p text:style-name="Heading_20_3">Freeze the batch files/scripts earlier</text:p>
                </text:list-item>
              </text:list>
            </text:list-item>
          </text:list>
        </text:list-item>
      </text:list>
      <text:p text:style-name="Text_20_body">The launcher scripts turn out to be extremely prone to causing surprises when changed. If the batch files or shell scripts have been changed <text:span text:style-name="T2">in any way</text:span>, you can't release on the same day. They need to be tested by our internal users before shipping.</text:p>
      <text:list xml:id="list759922583" text:continue-numbering="true" text:style-name="Heading_20_Numbers">
        <text:list-item>
          <text:list>
            <text:list-item>
              <text:p text:style-name="Heading_20_2"><text:bookmark-start text:name="DDE_LINK19"/>Verify that the automated build is happy</text:p>
            </text:list-item>
          </text:list>
        </text:list-item>
      </text:list>
      <text:p text:style-name="Text_20_body">If the build or tests are failing, you can't release. So check Hudson at </text:p>
      <text:p text:style-name="Text_20_body"><text:a xlink:type="simple" xlink:href="http://brunel2.hpl.hp.com:8080/cruisecontrol/buildresults/SmartFrogSVN">http://hudson-br1.hpl.hp.com:8080/</text:a></text:p>
      <text:p text:style-name="Text_20_body">If tests are failing, halt the release process, fix the problems, and return to step 2.1. Do not try and release while tests are failing. </text:p>
      <text:p text:style-name="Callout">Exception: tests that everyone agrees are acceptable to ship with broken.</text:p>
      <text:p text:style-name="Text_20_body">Broken tests must be turned off as follows</text:p>
      <text:list xml:id="list1706888844" text:continue-numbering="true" text:style-name="Heading_20_Numbers">
        <text:list-item>
          <text:list>
            <text:list-item>
              <text:list>
                <text:list-item>
                  <text:p text:style-name="Heading_20_3">How to turn off a test</text:p>
                </text:list-item>
              </text:list>
            </text:list-item>
          </text:list>
        </text:list-item>
      </text:list>
      <text:p text:style-name="Text_20_body">The process for turning off a test <text:a xlink:type="simple" xlink:href="http://wiki.smartfrog.org/wiki/display/sf/Skipping+Tests">is documented in the wiki</text:a>.</text:p>
      <text:list xml:id="list687197423" text:style-name="Numbering_20_1">
        <text:list-item>
          <text:p text:style-name="P8">Note the name of the test.</text:p>
        </text:list-item>
        <text:list-item>
          <text:p text:style-name="P8">Open a bug report, record that the test has failed. Give it priority <text:span text:style-name="T2">major</text:span>, file it against the forthcoming release, and that it should be fixed in the current branch.</text:p>
        </text:list-item>
        <text:list-item>
          <text:p text:style-name="P8">Assign the bug to whoever maintains that code, or find someone to own the problem.</text:p>
        </text:list-item>
        <text:list-item>
          <text:p text:style-name="P8">Add the bug to the failing-tests pattern in the <text:span text:style-name="code_20_fragment">testharness/build.xml</text:span> file. Navigate to the <text:span text:style-name="code_20_fragment">"init-tests"</text:span> target to find this pattern. Exclude the specific failing test class unless <text:span text:style-name="code_20_fragment">run.failing.tests</text:span> is set. Add the JIRA bug ID of the bug filed about this test failing.</text:p>
        </text:list-item>
      </text:list>
      <text:p text:style-name="Callout">Do not neglect tests that fail. Someone needs to be fixing them. There should be no more than one or two failing tests, and they must be fixed by the next release.<text:bookmark-end text:name="DDE_LINK19"/></text:p>
      <text:list xml:id="list2101414807" text:continue-list="list1706888844" text:style-name="Heading_20_Numbers">
        <text:list-item>
          <text:list>
            <text:list-item>
              <text:p text:style-name="Heading_20_2">Check out the repository</text:p>
            </text:list-item>
          </text:list>
        </text:list-item>
      </text:list>
      <text:p text:style-name="Text_20_body">Check everything out (<text:span text:style-name="code_20_fragment">svn update</text:span>) and record the SVN revision number.</text:p>
      <text:list xml:id="list2064643423" text:continue-numbering="true" text:style-name="Heading_20_Numbers">
        <text:list-item>
          <text:list>
            <text:list-item>
              <text:p text:style-name="Heading_20_2"><text:s/>Create a new JIRA task for releasing the build.</text:p>
            </text:list-item>
          </text:list>
        </text:list-item>
      </text:list>
      <text:p text:style-name="Text_20_body">You can use this for any commits you make during the release process (new release notes, version counters, etc.). </text:p>
      <text:list xml:id="list743072626" text:continue-numbering="true" text:style-name="Heading_20_Numbers">
        <text:list-item>
          <text:list>
            <text:list-item>
              <text:p text:style-name="Heading_20_2">Set the release version</text:p>
            </text:list-item>
          </text:list>
        </text:list-item>
      </text:list>
      <text:p text:style-name="Text_20_body">Select a project release version, split into categories</text:p>
      <table:table table:name="Table1" table:style-name="Table1">
        <table:table-column table:style-name="Table1.A" table:number-columns-repeated="3"/>
        <table:table-header-rows>
          <table:table-row>
            <table:table-cell table:style-name="Table1.A1" office:value-type="string">
              <text:p text:style-name="Table_20_Heading">value</text:p>
            </table:table-cell>
            <table:table-cell table:style-name="Table1.A1" office:value-type="string">
              <text:p text:style-name="Table_20_Heading">meaning</text:p>
            </table:table-cell>
            <table:table-cell table:style-name="Table1.C1" office:value-type="string">
              <text:p text:style-name="Table_20_Heading">example</text:p>
            </table:table-cell>
          </table:table-row>
        </table:table-header-rows>
        <table:table-row>
          <table:table-cell table:style-name="Table1.A2" office:value-type="string">
            <text:p text:style-name="List_20_1"><text:span text:style-name="code_20_fragment">sf.majorRelease</text:span></text:p>
          </table:table-cell>
          <table:table-cell table:style-name="Table1.A2" office:value-type="string">
            <text:p text:style-name="Table_20_Contents">Major version number</text:p>
          </table:table-cell>
          <table:table-cell table:style-name="Table1.C2" office:value-type="string">
            <text:p text:style-name="P3"><text:tab/>3</text:p>
          </table:table-cell>
        </table:table-row>
        <table:table-row>
          <table:table-cell table:style-name="Table1.A2" office:value-type="string">
            <text:p text:style-name="List_20_1"><text:span text:style-name="code_20_fragment">sf.minorRelease</text:span></text:p>
          </table:table-cell>
          <table:table-cell table:style-name="Table1.A2" office:value-type="string">
            <text:p text:style-name="Table_20_Contents">Minor version number</text:p>
          </table:table-cell>
          <table:table-cell table:style-name="Table1.C2" office:value-type="string">
            <text:p text:style-name="P3"><text:tab/>12</text:p>
          </table:table-cell>
        </table:table-row>
        <table:table-row>
          <table:table-cell table:style-name="Table1.A2" office:value-type="string">
            <text:p text:style-name="List_20_1"><text:span text:style-name="code_20_fragment">sf.build</text:span></text:p>
          </table:table-cell>
          <table:table-cell table:style-name="Table1.A2" office:value-type="string">
            <text:p text:style-name="Table_20_Contents">build counter</text:p>
          </table:table-cell>
          <table:table-cell table:style-name="Table1.C2" office:value-type="string">
            <text:p text:style-name="P3"><text:tab/>003</text:p>
          </table:table-cell>
        </table:table-row>
        <table:table-row>
          <table:table-cell table:style-name="Table1.A2" office:value-type="string">
            <text:p text:style-name="List_20_1"><text:span text:style-name="code_20_fragment">sf.status</text:span></text:p>
          </table:table-cell>
          <table:table-cell table:style-name="Table1.A2" office:value-type="string">
            <text:p text:style-name="Table_20_Contents">release status</text:p>
          </table:table-cell>
          <table:table-cell table:style-name="Table1.C2" office:value-type="string">
            <text:p text:style-name="P3"><text:tab/>beta</text:p>
          </table:table-cell>
        </table:table-row>
      </table:table>
      <text:p text:style-name="List_20_1"/>
      <text:p text:style-name="Text_20_body">These versions are defined <text:bookmark-start text:name="DDE_LINK17"/>in <text:span text:style-name="code_20_fragment">core/smartfrog/sf-build-version.properties</text:span>, <text:bookmark-end text:name="DDE_LINK17"/>and are used to set the SmartFrog version inside <text:span text:style-name="code_20_fragment">smartfrog.jar</text:span>, and it is reused when publishing the artifacts to the local Ivy and Maven repositories. To set the status to nothing, just set the line to </text:p>
      <text:p text:style-name="Code_20_last_20_line">sf.status=</text:p>
      <text:p text:style-name="Text_20_body">The current policy is have a separate number for the release than for the working version. So you can develop on 3.12.003dev, but the release version should be 3.12.004 <text:span text:style-name="T2">purely for the release</text:span><text:span text:style-name="T3">. As soon as the release is cut, the version number would go to 3.12.005dev.</text:span></text:p>
      <text:list xml:id="list1582781289" text:continue-numbering="true" text:style-name="Heading_20_Numbers">
        <text:list-item>
          <text:list>
            <text:list-item>
              <text:p text:style-name="Heading_20_2"><text:s/>If you you need to, rebuild the PDFs</text:p>
            </text:list-item>
          </text:list>
        </text:list-item>
      </text:list>
      <text:p text:style-name="Text_20_body">There is a target in <text:span text:style-name="code_20_fragment">core/build.xml </text:span>to turn <text:span text:style-name="code_20_fragment">doc/*.sxw</text:span> in every project into PDFs, </text:p>
      <text:p text:style-name="Code_20_last_20_line">a<text:bookmark-start text:name="DDE_LINK12"/>nt pdf-doc-folder<text:bookmark-end text:name="DDE_LINK12"/></text:p>
      <text:p text:style-name="Text_20_body">For it to work, the <text:span text:style-name="code_20_fragment">.vbs</text:span> file in <text:span text:style-name="code_20_fragment">components/documentation/doc</text:span> must be added to an OpenOffice library called SmartFrog, as the module <text:span text:style-name="code_20_fragment">Utils</text:span>. It takes a couple of minutes, but the host's desktop is unusable as every document gets opened and turned into PDF.</text:p>
      <text:p text:style-name="Text_20_body">You can run the same Ant target in a specific module, to update only that module's PDFs. </text:p>
      <text:p text:style-name="Text_20_body">After creating the PDFs, check them in (use your “create a new release” JIRA task number), then do another <text:span text:style-name="code_20_fragment">svn update</text:span>, to give a new SVN revision number.</text:p>
      <text:list xml:id="list1404596573" text:continue-numbering="true" text:style-name="Heading_20_Numbers">
        <text:list-item>
          <text:list>
            <text:list-item>
              <text:p text:style-name="Heading_20_2">Create the release</text:p>
            </text:list-item>
          </text:list>
        </text:list-item>
      </text:list>
      <text:p text:style-name="Text_20_body"><text:bookmark-start text:name="DDE_LINK27"/><text:bookmark-start text:name="DDE_LINK"/>In the <text:span text:style-name="code_20_fragment">core</text:span> directory, run:</text:p>
      <text:p text:style-name="Code_20_last_20_line">ant release</text:p>
      <text:p text:style-name="Text_20_body">This will create a clean release of everything, using the new version number.<text:bookmark-end text:name="DDE_LINK"/></text:p>
      <text:list xml:id="list590229986" text:continue-numbering="true" text:style-name="Heading_20_Numbers">
        <text:list-item>
          <text:list>
            <text:list-item>
              <text:p text:style-name="Heading_20_2"><text:bookmark-end text:name="DDE_LINK27"/><text:s/>Test the release</text:p>
            </text:list-item>
          </text:list>
        </text:list-item>
      </text:list>
      <text:p text:style-name="Text_20_body">In the <text:span text:style-name="code_20_fragment">core</text:span> directory, run:</text:p>
      <text:p text:style-name="Code_20_last_20_line">ant test</text:p>
      <text:p text:style-name="Text_20_body"><text:bookmark-start text:name="DDE_LINK29"/>This will test everything<text:bookmark-end text:name="DDE_LINK29"/>. Any test failure must halt the release process until the cause is identified. Any code changes trigger a restart of the process. </text:p>
      <text:list xml:id="list1347569140" text:continue-numbering="true" text:style-name="Heading_20_Numbers">
        <text:list-item>
          <text:list>
            <text:list-item>
              <text:p text:style-name="Heading_20_2">Create the release notes</text:p>
            </text:list-item>
          </text:list>
        </text:list-item>
      </text:list>
      <text:p text:style-name="Text_20_body">In the<text:bookmark-start text:name="DDE_LINK8"/> core/release <text:bookmark-end text:name="DDE_LINK8"/>directory, run something like (changing the revision number):</text:p>
      <text:p text:style-name="Code_20_last_20_line"><text:bookmark-start text:name="DDE_LINK34"/><text:bookmark-start text:name="DDE_LINK2"/>ant create-release-notes -Dsvn.revision=<text:bookmark-end text:name="DDE_LINK2"/>4800<text:bookmark-end text:name="DDE_LINK34"/></text:p>
      <text:p text:style-name="Text_20_body">This will create a set of release using the new SmartFrog release number (which is inferred from the last compiled SmartFrog version), and the <text:span text:style-name="code_20_fragment">svn.revision</text:span> number from the <text:span text:style-name="code_20_fragment">svn update</text:span> command. </text:p>
      <text:p text:style-name="Text_20_body">Edit the newly-created release notes in <text:span text:style-name="code_20_fragment">/release/doc/announcements/ </text:span>to provide information on what has changed.</text:p>
      <text:list xml:id="list868683363" text:continue-numbering="true" text:style-name="Heading_20_Numbers">
        <text:list-item>
          <text:list>
            <text:list-item>
              <text:p text:style-name="Heading_20_2"><text:s/>Test that the RPMs work</text:p>
            </text:list-item>
          </text:list>
        </text:list-item>
      </text:list>
      <text:p text:style-name="Text_20_body">Run the <text:bookmark-start text:name="DDE_LINK10"/><text:span text:style-name="code_20_fragment">core/release</text:span> <text:bookmark-end text:name="DDE_LINK10"/>RPM remote test against a configured RHEL target, usually a VMWare image:</text:p>
      <text:p text:style-name="Code_20_last_20_line"><text:bookmark-start text:name="DDE_LINK15"/>ant rpm-remote-test -Dserver=skye<text:bookmark-end text:name="DDE_LINK15"/></text:p>
      <text:list xml:id="list219963437" text:continue-numbering="true" text:style-name="Heading_20_Numbers">
        <text:list-item>
          <text:list>
            <text:list-item>
              <text:p text:style-name="Heading_20_2">Test that the izpack JAR works</text:p>
            </text:list-item>
          </text:list>
        </text:list-item>
      </text:list>
      <text:p text:style-name="Text_20_body">In <text:span text:style-name="code_20_fragment">core/release</text:span>, run the <text:s/><text:span text:style-name="code_20_fragment">run-no-rebuild</text:span> target to check that the izpack installer works. This will bring up the install GUI for the just-created JAR</text:p>
      <text:p text:style-name="Code_20_last_20_line">ant run-no-rebuild</text:p>
      <text:p text:style-name="Text_20_body">Check the version strings are correct, that the dates in the license are current, and that the package list includes everything you wish to bundle.</text:p>
      <text:list xml:id="list2113765389" text:continue-numbering="true" text:style-name="Heading_20_Numbers">
        <text:list-item>
          <text:list>
            <text:list-item>
              <text:p text:style-name="Heading_20_2">Tag the repository</text:p>
            </text:list-item>
          </text:list>
        </text:list-item>
      </text:list>
      <text:p text:style-name="Text_20_body">In <text:span text:style-name="code_20_fragment">core/release</text:span>, tag the repository with the target revision number</text:p>
      <text:p text:style-name="Code_20_last_20_line">ant svn-tag -Dsvn.revision=4800</text:p>
      <text:list xml:id="list1796836727" text:continue-numbering="true" text:style-name="Heading_20_Numbers">
        <text:list-item>
          <text:list>
            <text:list-item>
              <text:p text:style-name="Heading_20_2">Upload the new release</text:p>
            </text:list-item>
          </text:list>
        </text:list-item>
      </text:list>
      <text:p text:style-name="Text_20_body">To upload the Maven artifacts to SourceForge for serving, and FTP of the main redistributables for building a release, run the core/release targets:</text:p>
      <text:p text:style-name="Code_20_last_20_line">ant upload -Dserver=sourceforge-steve</text:p>
      <text:p text:style-name="Text_20_body">This must be followed by the (manual) release process described later. A different server definition is needed when someone else is making the release, obviously.</text:p>
      <text:p text:style-name="P24">Release the artifacts through SourceForge</text:p>
      <text:p text:style-name="Text_20_body">See the<text:span text:style-name="T2"> Uploading to SourceForge </text:span>section below. You need to go to</text:p>
      <text:p text:style-name="Text_20_body"><text:bookmark-start text:name="DDE_LINK20"/><text:bookmark-start text:name="DDE_LINK35"/><text:bookmark-start text:name="DDE_LINK5"/><text:span text:style-name="code_20_fragment">https://sourceforge.net/project/admin/editpackages.php?group_id=87384</text:span><text:bookmark-end text:name="DDE_LINK20"/><text:bookmark-end text:name="DDE_LINK35"/><text:bookmark-end text:name="DDE_LINK5"/></text:p>
      <text:list xml:id="list894345626" text:continue-numbering="true" text:style-name="Heading_20_Numbers">
        <text:list-item>
          <text:p text:style-name="Heading_20_1">Maven Repository Artifacts</text:p>
        </text:list-item>
      </text:list>
      <text:p text:style-name="Text_20_body">Most artifacts are created by the individual components, and published to <text:span text:style-name="code_20_fragment">core/build/m2/repository</text:span>.</text:p>
      <text:p text:style-name="Text_20_body">The release target maven-artifacts will build a Zip file from those artifacts explicitly selected in the package-maven-artifacts target; this is a subset of those artifacts that the build creates. The zip file is then expanded into release/build/m2/repository, so that the behaviour of the tasks can be checked.</text:p>
      <text:p text:style-name="Text_20_body">The file <text:a xlink:type="simple" xlink:href="http://maven.apache.org/guides/mini/guide-central-repository-upload.html"><text:span text:style-name="code_20_fragment">http://maven.apache.org/guides/mini/guide-central-repository-upload.html</text:span></text:a> covers the long term plan: rsync integration with the ibiblio repository, For now, the zip file should be expanded into <text:span text:style-name="code_20_fragment">shell.sf.net</text:span> under <text:span text:style-name="code_20_fragment">smartfrog/htdocs/repository</text:span>, which can be viewed as <text:a xlink:type="simple" xlink:href="http://smartfrog.sourceforge.net/repository/"><text:span text:style-name="code_20_fragment">http://smartfrog.sourceforge.net/repository/</text:span></text:a></text:p>
      <text:list xml:id="list1255409798" text:continue-numbering="true" text:style-name="Heading_20_Numbers">
        <text:list-item>
          <text:p text:style-name="Heading_20_1">The release VM</text:p>
        </text:list-item>
      </text:list>
      <text:p text:style-name="Text_20_body">As mentioned, we have a VMWare image which can be used for cutting a release. This host can be obtained from Steve or Julio. It can be used to build the system, and to run the tests. </text:p>
      <text:p text:style-name="Text_20_body">To build the system, the VM must have its proxy settings correct for Ant. Rather than fiddle with all the proxy settings, we have a special version of Ant, <text:span text:style-name="code_20_fragment">ant-hp-proxy</text:span>, which patches in the proxy settings for HPLB (<text:span text:style-name="code_20_fragment">web-</text:span><text:span text:style-name="code_20_fragment">proxy:8088</text:span>). You can use this directly, and its sibling,<text:span text:style-name="code_20_fragment"> ant-no-proxy</text:span>, both of which reside under <text:span text:style-name="code_20_fragment">/home/smartfrog/Java/Apps/ant/bin</text:span>. Run <text:span text:style-name="code_20_fragment">ant -diagnostics</text:span> to see what the proxy settings are, if you have any doubts.</text:p>
      <text:p text:style-name="Text_20_body">You must get the networking settings for the machine right; it must be able to look up its own hostname. If it cannot connect to itself, then RMI will not work properly and the tests will fail.</text:p>
      <text:list xml:id="list375140344" text:continue-numbering="true" text:style-name="Heading_20_Numbers">
        <text:list-item>
          <text:p text:style-name="Heading_20_1">Building the release</text:p>
        </text:list-item>
      </text:list>
      <text:p text:style-name="Text_20_body">In the core directory, go</text:p>
      <text:p text:style-name="Code_20_last_20_line">ant release</text:p>
      <text:p text:style-name="Text_20_body">Then wait. Remember, if you are coding at the same time, those changes go into the following release!</text:p>
      <text:list xml:id="list374024346" text:continue-numbering="true" text:style-name="Heading_20_Numbers">
        <text:list-item>
          <text:p text:style-name="Heading_20_1">Tagging the release</text:p>
        </text:list-item>
      </text:list>
      <text:p text:style-name="Text_20_body">There is a target <text:span text:style-name="code_20_fragment">svn-tag</text:span> in <text:span text:style-name="code_20_fragment">core/release</text:span> that will create a subversion tag for the (nominated) subversion revision. This requires the executable <text:span text:style-name="code_20_fragment">svn</text:span> on the command line.</text:p>
      <text:list xml:id="list722809872" text:style-name="L2">
        <text:list-item>
          <text:p text:style-name="P9">Check in all code</text:p>
        </text:list-item>
        <text:list-item>
          <text:p text:style-name="P9">Identify the revision to be used for the release, e.g. revision 4328</text:p>
        </text:list-item>
        <text:list-item>
          <text:p text:style-name="P9">run <text:bookmark-start text:name="DDE_LINK3"/><text:bookmark-start text:name="DDE_LINK11"/><text:bookmark-start text:name="DDE_LINK31"/><text:span text:style-name="code_20_fragment">ant svn-tag -Dsvn.revision=</text:span><text:bookmark-end text:name="DDE_LINK31"/><text:span text:style-name="code_20_fragment">4328</text:span><text:bookmark-end text:name="DDE_LINK3"/><text:bookmark-end text:name="DDE_LINK11"/></text:p>
        </text:list-item>
        <text:list-item>
          <text:p text:style-name="P9">Check that the revision is public by browsing to <text:line-break/><text:span text:style-name="code_20_fragment">http://smartfrog.svn.sourceforge.net/viewvc/smartfrog/tags/</text:span>.</text:p>
        </text:list-item>
        <text:list-item>
          <text:p text:style-name="P9">The default tag, <text:span text:style-name="code_20_fragment">revision${smartfrog.version}</text:span> can be changed by setting the <text:span text:style-name="code_20_fragment">svn.tag</text:span> property</text:p>
        </text:list-item>
        <text:list-item>
          <text:p text:style-name="P9">The default message can be changed by setting the <text:span text:style-name="code_20_fragment">svn.message</text:span> property.</text:p>
        </text:list-item>
      </text:list>
      <text:list xml:id="list165282548" text:continue-list="list374024346" text:style-name="Heading_20_Numbers">
        <text:list-item>
          <text:p text:style-name="Heading_20_1">Reviewing the packaged artifacts</text:p>
        </text:list-item>
      </text:list>
      <text:p text:style-name="Text_20_body">Do not be afraid to open up the <text:span text:style-name="code_20_fragment">.zip</text:span> and <text:span text:style-name="code_20_fragment">.tar</text:span> files to make sure everything looks correct. Check the <text:span text:style-name="code_20_fragment">lib</text:span> and <text:span text:style-name="code_20_fragment">dist/lib</text:span> directories of <text:span text:style-name="code_20_fragment">core/smartfrog</text:span> to see that they do not contain outdated artifacts from previous builds. If they do, file bug reports (or reopen SFOS-162), and then fix the build process to ensure valid artifacts get pulled in.</text:p>
      <text:p text:style-name="Text_20_body">The 3.11.000beta lacked the <text:span text:style-name="code_20_fragment">.bat </text:span>files in the <text:span text:style-name="code_20_fragment">.zip</text:span> and <text:span text:style-name="code_20_fragment">.tar</text:span> redistributables; again, this is something that should be checked for. If we could have automated tests, then even better. </text:p>
      <text:list xml:id="list1455961155" text:continue-numbering="true" text:style-name="Heading_20_Numbers">
        <text:list-item>
          <text:p text:style-name="Heading_20_1">Update Jira</text:p>
        </text:list-item>
      </text:list>
      <text:p text:style-name="Text_20_body">A Jira project administrator should </text:p>
      <text:list xml:id="list1314917504" text:style-name="L3">
        <text:list-item>
          <text:p text:style-name="P10">Review all open bugs against the release, and close any that are fixed.</text:p>
        </text:list-item>
        <text:list-item>
          <text:p text:style-name="P10">Create the planned successor release, if it is not already present.</text:p>
        </text:list-item>
        <text:list-item>
          <text:p text:style-name="P10">Mark the project as released; and move all open defects to the successor release.</text:p>
        </text:list-item>
        <text:list-item>
          <text:p text:style-name="P10">You can generate a change log report which can be included in the release notes.</text:p>
        </text:list-item>
      </text:list>
      <text:list xml:id="list521913599" text:continue-list="list1455961155" text:style-name="Heading_20_Numbers">
        <text:list-item>
          <text:p text:style-name="Heading_20_1">Release Announcement</text:p>
        </text:list-item>
      </text:list>
      <text:p text:style-name="Text_20_body">Create a release note that can be included with the release. These are kept in <text:span text:style-name="code_20_fragment">release/doc/announcements</text:span>; Use the “<text:span text:style-name="code_20_fragment">create-release-notes</text:span>” target in <text:span text:style-name="code_20_fragment">core/release</text:span> to create a text announcement for use with SourceForge release and in emails. </text:p>
      <text:p text:style-name="Text_20_body">Make sure the release begins with a product description, as a release announcement on a site such as SourceForge or freshmeat may be the first place that people hear of the product. Check the spelling and punctuation, so as not to create a bad impression up-front.</text:p>
      <text:p text:style-name="Text_20_body">Include the SVN revision number and branch label in the announcement. This is useful for the team's own use.</text:p>
      <text:p text:style-name="Text_20_body">Jira can be used to create a report of all changes since the last release, which can be appended to the release notes</text:p>
      <text:list xml:id="list1143524158" text:style-name="L4">
        <text:list-item>
          <text:p text:style-name="P11">Browse to <text:bookmark-start text:name="DDE_LINK32"/><text:bookmark-start text:name="DDE_LINK13"/><text:bookmark-start text:name="DDE_LINK16"/><text:a xlink:type="simple" xlink:href="http://jira.smartfrog.org/jira/secure/ConfigureReleaseNote.jspa?projectId=10000">http://jira.smartfrog.org/jira/secure/ConfigureReleaseNote.jspa?projectId=10000</text:a><text:bookmark-end text:name="DDE_LINK32"/><text:bookmark-end text:name="DDE_LINK13"/><text:bookmark-end text:name="DDE_LINK16"/></text:p>
        </text:list-item>
        <text:list-item>
          <text:p text:style-name="P11">Select the version being released, and the style (text for text announcements, HTML for any HTML announcements)</text:p>
        </text:list-item>
        <text:list-item>
          <text:p text:style-name="P11">Strip out any issues that are wontfix; they aren't changes. </text:p>
        </text:list-item>
        <text:list-item>
          <text:p text:style-name="P11">Strip out issues that aren't related to components/artifacts that are not in the release.</text:p>
        </text:list-item>
      </text:list>
      <text:p text:style-name="Text_20_body">Include the SHA1 checksums of the files in the release announcement. These are things to check when verifying that the mirrors are serving files correctly, and if the announcement is sent in a signed email, can be used to create a chain of trust.</text:p>
      <text:list xml:id="list693198683" text:continue-list="list521913599" text:style-name="Heading_20_Numbers">
        <text:list-item>
          <text:p text:style-name="Heading_20_1">Uploading to SourceForge</text:p>
        </text:list-item>
      </text:list>
      <text:p text:style-name="Text_20_body">There's two aspects of SourceForge uploads: Maven artifacts and upload artifacts. </text:p>
      <text:list xml:id="list132151866" text:continue-numbering="true" text:style-name="Heading_20_Numbers">
        <text:list-item>
          <text:list>
            <text:list-item>
              <text:p text:style-name="Heading_20_2">Automated upload</text:p>
            </text:list-item>
          </text:list>
        </text:list-item>
      </text:list>
      <text:p text:style-name="Text_20_body">The release build file has targets to upload files, and to test that a connection can be made. Get the connection ready in advance of trying to cut a release, as debugging SSH problems can be time consuming. </text:p>
      <text:p text:style-name="Text_20_body">Use the <text:span text:style-name="code_20_fragment">ssh-test</text:span> target to test the connection without uploading anything.</text:p>
      <text:p text:style-name="Code_20_last_20_line"><text:s/>ant ssh-test -Dserver=sourceforge-steve</text:p>
      <text:p text:style-name="Text_20_body">You must have the key configured in <text:span text:style-name="code_20_fragment">metadata/servers/server.properties</text:span> added to the <text:span text:style-name="code_20_fragment">.ssh/authorized_key</text:span>s list in <text:s/>the remote server, otherwise you will see <text:s/>an error messages such as "<text:span text:style-name="code_20_fragment">JschException : Auth Cancel</text:span>". A successful test run will look like the following</text:p>
      <text:p text:style-name="Code">ant ssh-test -Dserver=sourceforge-steve</text:p>
      <text:p text:style-name="Code">Buildfile: build.xml</text:p>
      <text:p text:style-name="Code"/>
      <text:p text:style-name="Code"/>
      <text:p text:style-name="Code">release.load-server-settings:</text:p>
      <text:p text:style-name="Code"><text:s text:c="5"/>[echo]</text:p>
      <text:p text:style-name="Code"><text:s text:c="5"/>[echo] <text:s text:c="6"/>SCP target is shell.sourceforge.net</text:p>
      <text:p text:style-name="Code"><text:s text:c="5"/>[echo] <text:s text:c="6"/>User is steve_l</text:p>
      <text:p text:style-name="Code"><text:s text:c="5"/>[echo] <text:s text:c="6"/>trust=true</text:p>
      <text:p text:style-name="Code"><text:s text:c="5"/>[echo] <text:s text:c="6"/>keyfile=/home/slo/.ssh/sourceforge.private</text:p>
      <text:p text:style-name="Code"><text:s text:c="5"/>[echo]</text:p>
      <text:p text:style-name="Code"/>
      <text:p text:style-name="Code">release.ssh-ls:</text:p>
      <text:p text:style-name="Code">[ssh-remote] Connecting to shell.sourceforge.net:22</text:p>
      <text:p text:style-name="Code">[ssh-remote] antbook</text:p>
      <text:p text:style-name="Code">[ssh-remote] build.xml</text:p>
      <text:p text:style-name="Code">[ssh-remote] deployment</text:p>
      <text:p text:style-name="Code">[ssh-remote] smartfrog</text:p>
      <text:p text:style-name="Code"/>
      <text:p text:style-name="Code">release.ssh-test:</text:p>
      <text:p text:style-name="Code"><text:s text:c="5"/>[echo] ssh appears to be working</text:p>
      <text:p text:style-name="Code"/>
      <text:p text:style-name="Code">BUILD SUCCESSFUL</text:p>
      <text:p text:style-name="Code">Total time: 8 seconds</text:p>
      <text:p text:style-name="Code_20_last_20_line"/>
      <text:p text:style-name="P6">Once the connection is live, you can do an upload. Run </text:p>
      <text:p text:style-name="Code_20_last_20_line"><text:bookmark-start text:name="DDE_LINK23"/>ant upload -Dserver=<text:bookmark-start text:name="DDE_LINK24"/>sourceforge-steve<text:bookmark-end text:name="DDE_LINK23"/><text:bookmark-end text:name="DDE_LINK24"/></text:p>
      <text:p text:style-name="Text_20_body">The <text:span text:style-name="code_20_fragment">upload</text:span> target <text:span text:style-name="T4">does not rebuild the application</text:span><text:span text:style-name="T5">. You can do as many uploads as you like, to different </text:span><text:span text:style-name="T5">places; the artifacts remain the same.</text:span></text:p>
      <text:p text:style-name="P4">As the artifacts are big, a full upload can take time. Allow 30 minutes to do a release from work, and don't attempt it at home or on a WLAN. </text:p>
      <text:list xml:id="list751408324" text:continue-numbering="true" text:style-name="Heading_20_Numbers">
        <text:list-item>
          <text:list>
            <text:list-item>
              <text:p text:style-name="Heading_20_2">Maven artifacts</text:p>
            </text:list-item>
          </text:list>
        </text:list-item>
      </text:list>
      <text:p text:style-name="Text_20_body">The <text:span text:style-name="code_20_fragment">upload</text:span> target will automatically upload the artifacts to our SourceForge-hosted repository. The artifacts can also be deployed manually by</text:p>
      <text:list xml:id="list1778349028" text:style-name="L5">
        <text:list-item>
          <text:p text:style-name="P12">copying the Maven distribution package (<text:bookmark-start text:name="DDE_LINK6"/><text:span text:style-name="code_20_fragment">dist/smartfrog-maven-artifacts.zip</text:span><text:bookmark-end text:name="DDE_LINK6"/>) to <text:span text:style-name="code_20_fragment">shell.sf.ne</text:span>t using <text:span text:style-name="code_20_fragment">scp</text:span>.</text:p>
        </text:list-item>
        <text:list-item>
          <text:p text:style-name="P12">ssh-ing in to that server and using <text:span text:style-name="code_20_fragment">unzip</text:span> to expand the file into <text:span text:style-name="code_20_fragment">smartfrog/htdocs/repository</text:span></text:p>
        </text:list-item>
        <text:list-item>
          <text:p text:style-name="P12">checking that they are present by browsing to <text:span text:style-name="code_20_fragment">http://smartfrog.sf.net/repository</text:span></text:p>
        </text:list-item>
      </text:list>
      <text:p text:style-name="Text_20_body">Do not delete old artifacts as they may still be imported by external projects.</text:p>
      <text:p text:style-name="Text_20_body">Because uploading files by hand is time consuming, we have automated this upload process:</text:p>
      <text:p text:style-name="Text_20_body">Run <text:span text:style-name="code_20_fragment">ant upload-maven-artifacts</text:span>; the settings in <text:span text:style-name="code_20_fragment">metadata/servers/sourceforge-stevel.properties</text:span> show what settings are needed. They work because in the ssh servers in SourceForge, the user has set up a symlink <text:span text:style-name="code_20_fragment">smartfrog</text:span> that points to the project's own web site.</text:p>
      <text:list xml:id="list1128200582" text:continue-list="list751408324" text:style-name="Heading_20_Numbers">
        <text:list-item>
          <text:list>
            <text:list-item>
              <text:p text:style-name="Heading_20_2">Redistributable artifacts</text:p>
            </text:list-item>
          </text:list>
        </text:list-item>
      </text:list>
      <text:p text:style-name="Text_20_body">To upload files for download using the SourceForge mirrors, you must first SCP them to the servers, then publish a new release on the web. This is the most hands-on part of the deployment.</text:p>
      <text:p text:style-name="Text_20_body">To upload from the command line, in the <text:span text:style-name="code_20_fragment">core/release</text:span> directory, run <text:span text:style-name="code_20_fragment">ant sftp-upload</text:span> with the property server set to a specific destination:</text:p>
      <text:p text:style-name="Code_20_last_20_line"><text:bookmark-start text:name="DDE_LINK7"/>ant sftp-upload -Dserver=sourceforge-steve<text:bookmark-end text:name="DDE_LINK7"/></text:p>
      <text:p text:style-name="Text_20_body">The <text:span text:style-name="code_20_fragment">upload</text:span> target depends on <text:span text:style-name="code_20_fragment">sftp-upload</text:span>, so if you run <text:span text:style-name="code_20_fragment">ant upload</text:span> you get this for free.</text:p>
      <text:p text:style-name="Text_20_body">This is a good time to prepare those release notes, if you have not already. Note that the upload targets do not rebuild the application; this is to allow you to upload the same files. to as many places as you want. </text:p>
      <text:p text:style-name="P19">This sectun has changed</text:p>
      <text:p text:style-name="Text_20_body">After uploading, go the release management page (logged in as someone authorised to make releases, obviously):</text:p>
      <text:p text:style-name="Code_20_last_20_line"><text:bookmark-start text:name="DDE_LINK33"/><text:span text:style-name="code_20_fragment"><text:s/></text:span><text:bookmark-start text:name="DDE_LINK30"/><text:bookmark-start text:name="DDE_LINK14"/><text:bookmark-start text:name="DDE_LINK22"/><text:span text:style-name="code_20_fragment">https://sourceforge.net/project/admin/editpackages.php?group_id=87384</text:span><text:bookmark-end text:name="DDE_LINK33"/><text:bookmark-end text:name="DDE_LINK30"/><text:bookmark-end text:name="DDE_LINK14"/><text:bookmark-end text:name="DDE_LINK22"/></text:p>
      <text:p text:style-name="Text_20_body">Pick an appropriate package -development for beta releases, stable for stable releases.</text:p>
      <table:table table:name="Table3" table:style-name="Table3">
        <table:table-column table:style-name="Table3.A"/>
        <table:table-column table:style-name="Table3.B"/>
        <table:table-header-rows>
          <table:table-row>
            <table:table-cell table:style-name="Table3.A1" office:value-type="string">
              <text:p text:style-name="Table_20_Heading">Package</text:p>
            </table:table-cell>
            <table:table-cell table:style-name="Table3.B1" office:value-type="string">
              <text:p text:style-name="Table_20_Heading">Role</text:p>
            </table:table-cell>
          </table:table-row>
        </table:table-header-rows>
        <table:table-row>
          <table:table-cell table:style-name="Table3.A2" office:value-type="string">
            <text:p text:style-name="Table_20_Contents"><text:span text:style-name="code_20_fragment">SmartFrog CORE – Stable</text:span></text:p>
          </table:table-cell>
          <table:table-cell table:style-name="Table3.B2" office:value-type="string">
            <text:p text:style-name="Table_20_Contents">Production releases</text:p>
          </table:table-cell>
        </table:table-row>
        <table:table-row>
          <table:table-cell table:style-name="Table3.A2" office:value-type="string">
            <text:p text:style-name="Table_20_Contents"><text:span text:style-name="code_20_fragment">SmartFrog CORE - xDevelopment</text:span></text:p>
          </table:table-cell>
          <table:table-cell table:style-name="Table3.B2" office:value-type="string">
            <text:p text:style-name="Table_20_Contents">Development/Beta releases</text:p>
          </table:table-cell>
        </table:table-row>
      </table:table>
      <text:p text:style-name="Text_20_body"/>
      <text:p text:style-name="Text_20_body"><text:s/>Select "<text:span text:style-name="T2">add a new release</text:span>". </text:p>
      <text:p text:style-name="Text_20_body">Enter the release name, such as</text:p>
      <text:p text:style-name="Code_20_last_20_line"><text:bookmark-start text:name="DDE_LINK18"/>SmartFrog.3.12.<text:bookmark-end text:name="DDE_LINK18"/>001beta</text:p>
      <text:p text:style-name="Text_20_body">and move to the next screen, where you can select the files uploaded earlier.</text:p>
      <text:list xml:id="list1972303023" text:style-name="L6">
        <text:list-item>
          <text:p text:style-name="P13">upload the documentation, select the "preserve formatting" (assuming it was well laid out), and upload the release notes</text:p>
        </text:list-item>
        <text:list-item>
          <text:p text:style-name="P13">select the files and hit the add/refresh button.</text:p>
        </text:list-item>
        <text:list-item>
          <text:p text:style-name="P13"><text:span text:style-name="T4">For each file</text:span>, </text:p>
        </text:list-item>
      </text:list>
      <text:list xml:id="list1032880792" text:style-name="L7">
        <text:list-item>
          <text:p text:style-name="P20">select the platform architecture (usually platform independent) </text:p>
        </text:list-item>
        <text:list-item>
          <text:p text:style-name="P20">Select the format. RPM for <text:span text:style-name="code_20_fragment">.rpm</text:span>, source <text:span text:style-name="code_20_fragment">.gz/zip</text:span> for the _all artifacts, binary .<text:span text:style-name="code_20_fragment">gz/.zip</text:span> for the others. JAR files are <text:span text:style-name="code_20_fragment">jar</text:span>, obviously.</text:p>
        </text:list-item>
        <text:list-item>
          <text:p text:style-name="P20"><text:s/>press "update/refresh". You have to update each file one by one, which is quite time consuming.</text:p>
        </text:list-item>
      </text:list>
      <text:list xml:id="list1649951862" text:continue-list="list1972303023" text:style-name="L6">
        <text:list-item text:start-value="1">
          <text:p text:style-name="P13">Hit the 'send notice' button.</text:p>
        </text:list-item>
        <text:list-item>
          <text:p text:style-name="P13">Check the public distribution targets (e.g. <text:line-break/><text:span text:style-name="code_20_fragment">http://sourceforge.net/project/showfiles.php?group_id=87384&amp;package_id=176308</text:span> ) <text:line-break/>to see that the files are present.</text:p>
        </text:list-item>
      </text:list>
      <text:p text:style-name="Text_20_body">If you want to delete a file on the server, first add it to the project, then select "delete this file" and check "I'm sure". You need to do this before uploading any updated artifacts of the same name.</text:p>
      <text:list xml:id="list674832648" text:continue-list="list1128200582" text:style-name="Heading_20_Numbers">
        <text:list-item>
          <text:list>
            <text:list-item>
              <text:p text:style-name="Heading_20_2">Update the download Page</text:p>
            </text:list-item>
          </text:list>
        </text:list-item>
      </text:list>
      <text:p text:style-name="Text_20_body">There is a download page that lists the latest artifact to release:</text:p>
      <text:p text:style-name="Code">https://sourceforge.net/project/platformdownload.php?group_id=87384&amp;sel_platform=7316</text:p>
      <text:p text:style-name="Text_20_body">This can be updated by going to </text:p>
      <text:p text:style-name="Code">https://sourceforge.net/project/admin/platform_edit.php?group_id=87384</text:p>
      <text:p text:style-name="Text_20_body">The actions are <text:s/></text:p>
      <text:list xml:id="list1636017104" text:style-name="L8">
        <text:list-item>
          <text:p text:style-name="P14">Delete all existing files</text:p>
        </text:list-item>
        <text:list-item>
          <text:p text:style-name="P14">Add one file as the primary. Issue: The RPMs? Or the JAR?</text:p>
        </text:list-item>
        <text:list-item>
          <text:p text:style-name="P14">Add the other files as secondary</text:p>
        </text:list-item>
      </text:list>
      <text:list xml:id="list1051684519" text:continue-list="list674832648" text:style-name="Heading_20_Numbers">
        <text:list-item>
          <text:list>
            <text:list-item>
              <text:p text:style-name="Heading_20_2">Verifying the artifacts</text:p>
            </text:list-item>
          </text:list>
        </text:list-item>
      </text:list>
      <text:p text:style-name="Text_20_body">After the upload has gone through, wait 24 hours for the changes to propagate through the mirrors. Then go to SourceForge and: </text:p>
      <text:list xml:id="list1353644670" text:style-name="L9">
        <text:list-item>
          <text:p text:style-name="P15">Take note of the link to the newly released artifacts; these can go into the announcement email.</text:p>
        </text:list-item>
        <text:list-item>
          <text:p text:style-name="P15">Download all the artifacts from a mirror.</text:p>
        </text:list-item>
        <text:list-item>
          <text:p text:style-name="P15">Use <text:span text:style-name="code_20_fragment">sha1sum</text:span> to create the checksums, and verify (visually) that they match that of the published files </text:p>
        </text:list-item>
      </text:list>
      <text:list xml:id="list1443330599" text:continue-list="list1051684519" text:style-name="Heading_20_Numbers">
        <text:list-item>
          <text:p text:style-name="Heading_20_1">Public Announcements</text:p>
        </text:list-item>
      </text:list>
      <text:p text:style-name="Text_20_body">The email announcement can use the same document as a template, but should be delayed until the artifacts are up on a SourceForge mirror, and their download has been verified.</text:p>
      <text:p text:style-name="Text_20_body">The URL to the specific release must be inserted into the email announcement, so that the recipients have immediate access to the repository</text:p>
      <text:list xml:id="list1740037151" text:continue-numbering="true" text:style-name="Heading_20_Numbers">
        <text:list-item>
          <text:p text:style-name="Heading_20_1">Maintenance: adding new Artifacts to the release process</text:p>
        </text:list-item>
      </text:list>
      <text:p text:style-name="Text_20_body">It is simple, albeit tedious, to add new artifacts to the packages. What is important is that you must (a) include every dependent JAR that you need to redistribute and (b) avoid accidentally claiming ownership of a JAR that another package manages. If you depend on other components, declare these dependencies in the izpack and RPM dependency files.</text:p>
      <text:p text:style-name="Callout"><text:bookmark-start text:name="DDE_LINK2611"/>D<text:bookmark-end text:name="DDE_LINK2611"/>o not do this as a last minute activity; it should be done the day before a release to stabilise.</text:p>
      <text:p text:style-name="Text_20_body">The CI servers on Linux do build these artifacts, but do not test the installation; this is something that the release process does -so test it out before making a release.</text:p>
      <text:list xml:id="list318762540" text:continue-numbering="true" text:style-name="Heading_20_Numbers">
        <text:list-item>
          <text:list>
            <text:list-item>
              <text:p text:style-name="Heading_20_2">Adding a package to izpack</text:p>
            </text:list-item>
          </text:list>
        </text:list-item>
      </text:list>
      <text:p text:style-name="Callout"><text:bookmark-start text:name="DDE_LINK28"/><text:bookmark-start text:name="DDE_LINK261"/>D<text:bookmark-end text:name="DDE_LINK261"/>o not do this as a last minute activity; it should be done the day before a release to stabilise.<text:bookmark-end text:name="DDE_LINK28"/></text:p>
      <text:list xml:id="list1604519768" text:continue-list="list687197423" text:style-name="Numbering_20_1">
        <text:list-item text:start-value="1">
          <text:p text:style-name="P8">Open a new JIRA issue.<text:bookmark-start text:name="DDE_LINK21"/></text:p>
        </text:list-item>
        <text:list-item>
          <text:p text:style-name="P8">Add the new package to <text:span text:style-name="code_20_fragment">ivy.xm</text:span>l.</text:p>
        </text:list-item>
        <text:list-item>
          <text:p text:style-name="P8">Verify (using the <text:span text:style-name="code_20_fragment">ivy-report</text:span> target) that the libraries are pulled in. The <text:span text:style-name="code_20_fragment">ivy-retrieve</text:span> target will pull all the JARs into <text:span text:style-name="code_20_fragment">build/ivy/lib/${package}</text:span>, so you can check there too.</text:p>
        </text:list-item>
        <text:list-item>
          <text:p text:style-name="P8">Verify that no dependent JARs that belong to other projects are being included in your lib/ directory. This creates confusion as to what is managing a specific package, confusion that breaks the RPM manager and izpack.</text:p>
        </text:list-item>
        <text:list-item>
          <text:p text:style-name="P8">Edit the izpack file to add a new package. The configuration file is in <text:span text:style-name="code_20_fragment">release/izpack/smartfrog-install.xml</text:span>; add a new “pack” for the component, declaring all JARs that need to be included.</text:p>
        </text:list-item>
        <text:list-item>
          <text:p text:style-name="P8">run the <text:span text:style-name="code_20_fragment">izpack</text:span> target to create the new JAR.</text:p>
        </text:list-item>
        <text:list-item>
          <text:p text:style-name="P8"><text:bookmark-start text:name="DDE_LINK9"/>run the <text:span text:style-name="code_20_fragment">run</text:span> target to check that the izpack works<text:bookmark-end text:name="DDE_LINK21"/>.</text:p>
        </text:list-item>
        <text:list-item>
          <text:p text:style-name="P16">Commit the changes against the JIRA issue</text:p>
        </text:list-item>
        <text:list-item>
          <text:p text:style-name="P16">Mark the issue as fixed.</text:p>
        </text:list-item>
      </text:list>
      <text:list xml:id="list316324368" text:continue-list="list318762540" text:style-name="Heading_20_Numbers">
        <text:list-item>
          <text:list>
            <text:list-item>
              <text:p text:style-name="Heading_20_2"><text:bookmark-end text:name="DDE_LINK9"/>Adding a new package to the RPM</text:p>
            </text:list-item>
          </text:list>
        </text:list-item>
      </text:list>
      <text:p text:style-name="Callout"><text:span text:style-name="T3">This is covered in the </text:span><text:span text:style-name="T2">creating and editing RPMs</text:span><text:span text:style-name="T3"> document.</text:span></text:p>
      <text:list xml:id="list1989499666" text:continue-numbering="true" text:style-name="Heading_20_Numbers">
        <text:list-item>
          <text:p text:style-name="P22">Releasing different Branches</text:p>
        </text:list-item>
      </text:list>
      <text:p text:style-name="P5">If you wish to release different versions of SmartFrog, there are multiple ways to do this</text:p>
      <text:list xml:id="list170942811" text:style-name="L10">
        <text:list-item>
          <text:p text:style-name="P18"><text:span text:style-name="T3">Use </text:span><text:span text:style-name="code_20_fragment"><text:span text:style-name="T3">svn switch</text:span></text:span><text:span text:style-name="T3"> to change to a different branch. <text:line-break/>This can leave files around, and get confused if what is a file in one branch is a directory in another.</text:span></text:p>
        </text:list-item>
        <text:list-item>
          <text:p text:style-name="P17">Delete the current source, then check out, the different branch. <text:line-break/>This is slower but cleaner. It is strongly recommended.</text:p>
        </text:list-item>
        <text:list-item>
          <text:p text:style-name="P17">Set up a separate VMWare image for the different branch<text:line-break/>This is best for maintaining ongoing branches, as it reduces the cost of switching from one version or another. It even allows you to have a different Java version for one branch than another.</text:p>
        </text:list-item>
      </text:list>
      <text:p text:style-name="Callout"><text:span text:style-name="T3">When switching between branches, purge all SmartFrog artifacts from the Ivy cache, </text:span><text:span text:style-name="code_20_fragment"><text:span text:style-name="T3">~/.ivy</text:span></text:span><text:span text:style-name="T3">, by running the </text:span><text:span text:style-name="code_20_fragment"><text:span text:style-name="T3">ivy-purge</text:span></text:span><text:span text:style-name="T3"> ant target in </text:span><text:span text:style-name="code_20_fragment"><text:span text:style-name="T3">core/</text:span></text:span><text:span text:style-name="T3">.</text:span></text:p>
      <text:list xml:id="list1522299209" text:continue-list="list1989499666" text:style-name="Heading_20_Numbers">
        <text:list-item>
          <text:p text:style-name="Heading_20_1">Troubleshooting</text:p>
          <text:list>
            <text:list-item>
              <text:p text:style-name="Heading_20_2">Upload fails when unzipping the Maven artifacts</text:p>
            </text:list-item>
          </text:list>
        </text:list-item>
      </text:list>
      <text:p text:style-name="Text_20_body">SourceForge maintain a quota of filespace for a project, unless we purge old artifacts from our <text:span text:style-name="code_20_fragment">htdocs/repository</text:span> space, they will eventually block the unzip process.</text:p>
      <text:list xml:id="list197332425" text:continue-numbering="true" text:style-name="Heading_20_Numbers">
        <text:list-item>
          <text:list>
            <text:list-item>
              <text:p text:style-name="Heading_20_2">Upload Fails on SFTP upload</text:p>
            </text:list-item>
          </text:list>
        </text:list-item>
      </text:list>
      <text:p text:style-name="Text_20_body">If you cannot connect to the upload service, it is because Ant doesn't know the password for logging in to the frs server:</text:p>
      <text:p text:style-name="Code">sftp-upload: </text:p>
      <text:p text:style-name="Code"><text:s text:c="5"/>[echo] SFTP target is frs.sourceforge.net </text:p>
      <text:p text:style-name="Code"><text:s text:c="6"/>[scp] Connecting to frs.sourceforge.net:22 </text:p>
      <text:p text:style-name="Code"/>
      <text:p text:style-name="Code">BUILD FAILED - at 20/06/08 14:38 </text:p>
      <text:p text:style-name="Code">com.jcraft.jsch.JSchException: Auth fail </text:p>
      <text:p text:style-name="Code_20_last_20_line"><text:tab/>at com.jcraft.jsch.Session.connect(Unknown Source) </text:p>
      <text:p text:style-name="Text_20_body">A key problem here is that this server does not pick up the private keys from the rest of the SF infrastructure, so Ant needs to know the password. This should be done via <text:span text:style-name="code_20_fragment">build.properties</text:span> files that are not checked in. In our (checked in) <text:span text:style-name="code_20_fragment">metadata/servers/sourceforge-steve-properties</text:span> file, the password is set to </text:p>
      <text:p text:style-name="Code_20_last_20_line">sftp.password=<text:bookmark-start text:name="DDE_LINK4"/>${secret.sftp.password}<text:bookmark-end text:name="DDE_LINK4"/></text:p>
      <text:p text:style-name="Text_20_body">Unless the login to SourceForge is actually set to <text:span text:style-name="code_20_fragment">${secret.sftp.password}</text:span>; this will fail. Define the true value for this password in an uncommitted properties file. </text:p>
      <text:list xml:id="list548936926" text:continue-numbering="true" text:style-name="Heading_20_Numbers">
        <text:list-item>
          <text:p text:style-name="Heading_20_1">Setting up a machine for making releases</text:p>
        </text:list-item>
      </text:list>
      <text:p text:style-name="Text_20_body">We build releases on a dedicated Virtual Machine. Here are the notes to create/recreate such a machine</text:p>
      <text:list xml:id="list921445132" text:continue-list="list1604519768" text:style-name="Numbering_20_1">
        <text:list-item text:start-value="1">
          <text:p text:style-name="P23">Build up a specific Linux VM. Give it a large hard disk -10GB+, as you do not wish to run out of disk-space mid build.</text:p>
        </text:list-item>
        <text:list-item>
          <text:p text:style-name="P25">If you wish to upload artifacts to SourceForge from the VM, give it external network access -either bridged or direct. Alternatively: do the final upload from the host machine. Test: ssh in to shell.sf.net as the target user,project; ssh in to frs.sourceforge.net as the target user,project. </text:p>
        </text:list-item>
        <text:list-item>
          <text:p text:style-name="P25">Install the rpmbuild tools to create RPMs. Test: type <text:span text:style-name="code_20_fragment">rpmbuild</text:span> on the command line and expect to see the error message <text:line-break/><text:span text:style-name="code_20_fragment">rpmbuild: no spec files given for build</text:span> <text:line-break/>Install the rpm-build RPM/deb package to get this tool</text:p>
        </text:list-item>
        <text:list-item>
          <text:p text:style-name="P25">Install subversion; to test, type <text:span text:style-name="code_20_fragment">svn</text:span>.<text:line-break/>Warning: you may want a later version than ships with the Linux distro, as they tend to lag and be less good at handling moves and copies over branches.</text:p>
        </text:list-item>
        <text:list-item>
          <text:p text:style-name="P25">Install the relevant Java runtime and JDK. Test: <text:span text:style-name="code_20_fragment">javac</text:span>, <text:span text:style-name="code_20_fragment">rmic</text:span> and <text:span text:style-name="code_20_fragment">javadoc</text:span> are all recognised as commands.<text:line-break/>Typing <text:span text:style-name="code_20_fragment">javac -version</text:span> should print the version of Java you were expecting.</text:p>
        </text:list-item>
        <text:list-item>
          <text:p text:style-name="P25">Point JAVA_HOME at where the JVM lives, add $JAVA_HOME/bin to the path.</text:p>
        </text:list-item>
        <text:list-item>
          <text:p text:style-name="P25">Install Ant: </text:p>
        </text:list-item>
      </text:list>
      <text:list xml:id="list1279278032" text:style-name="Numbering_20_2">
        <text:list-item>
          <text:p text:style-name="P21">Download the latest release from http://ant.apache.org; </text:p>
        </text:list-item>
        <text:list-item>
          <text:p text:style-name="P21">Untar it into a location (here /home/smartfrog/ant)</text:p>
        </text:list-item>
        <text:list-item>
          <text:p text:style-name="P21">Edit <text:span text:style-name="code_20_fragment">~/.bash_profile </text:span>to add <text:line-break/><text:span text:style-name="code_20_fragment">export ANT_HOME=/home/smartfrog/ant<text:line-break/>export PATH=$PATH:$ANT_HOME/bin</text:span></text:p>
        </text:list-item>
        <text:list-item>
          <text:p text:style-name="P21">Test with a <text:span text:style-name="code_20_fragment">bash -login</text:span> and then type <text:span text:style-name="code_20_fragment">ant -diagnostics</text:span>; you should see a diagnostics listing showing the many tasks are missing</text:p>
        </text:list-item>
        <text:list-item>
          <text:p text:style-name="P21">Pull down the missing artifacts for the extra tests<text:line-break/><text:span text:style-name="code_20_fragment">cd $ANT_HOME<text:line-break/>ant -f fetch.xml -Ddest=system<text:line-break/></text:span>(if you are behind a firewall, you will have to set up the proxy first in <text:span text:style-name="code_20_fragment">ANT_OPTS</text:span>)</text:p>
        </text:list-item>
        <text:list-item>
          <text:p text:style-name="P21">Rerun <text:span text:style-name="code_20_fragment">ant -diagnostics</text:span>; you should see a diagnostics listing showing less optional tasks are unavailable</text:p>
        </text:list-item>
      </text:list>
      <text:list xml:id="list1565777280" text:continue-list="list921445132" text:style-name="Numbering_20_1">
        <text:list-item>
          <text:p text:style-name="P25">Create the directory below which you wish to host the SmartFrog source tree.</text:p>
        </text:list-item>
        <text:list-item>
          <text:p text:style-name="P25">Check out SmartFrog from the repository<text:line-break/><text:span text:style-name="code_20_fragment">svn co https://smartfrog.svn.sourceforge.net/svnroot/smartfrog/trunk/core </text:span></text:p>
        </text:list-item>
        <text:list-item>
          <text:p text:style-name="P25">In the directory <text:span text:style-name="code_20_fragment">core</text:span>, run <text:span text:style-name="code_20_fragment">ant release</text:span>, as discussed previously in this document.</text:p>
        </text:list-item>
        <text:list-item>
          <text:p text:style-name="P25">To do releases, you need to get the right ssh keys into ~/.ssh. Obvious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Bitstream Vera Sans" svg:font-family="'Bitstream Vera Sans'"/>
    <style:font-face style:name="StarSymbol1" svg:font-family="StarSymbol"/>
    <style:font-face style:name="Tahoma1" svg:font-family="Tahoma"/>
    <style:font-face style:name="Lucida Console1" svg:font-family="'Lucida Console'" style:font-pitch="fixed"/>
    <style:font-face style:name="Lucida Console" svg:font-family="'Lucida Console'" style:font-adornments="Regular" style:font-pitch="fixed"/>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 fo:font-size="10pt"/>
    </style:style>
    <style:style style:name="Text_20_body" style:display-name="Text body" style:family="paragraph" style:parent-style-name="Standard" style:class="text">
      <style:paragraph-properties fo:margin-top="0cm" fo:margin-bottom="0.212cm"/>
      <style:text-properties style:font-name="Arial"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text-properties style:font-name="Arial" fo:font-size="10pt"/>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Heading_20_Numbers" style:class="text">
      <style:text-properties style:font-name="Arial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Heading_20_Numbers" style:class="text">
      <style:text-properties style:font-name="Arial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Heading_20_Numbers" style:class="text">
      <style:text-properties style:font-name="Arial1" fo:font-size="13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list-style-name="Heading_20_Numbers" style:class="text">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Arial1" fo:font-size="85%" fo:font-weight="bold" style:font-size-asian="85%" style:font-weight-asian="normal" style:font-size-complex="85%" style:font-weight-complex="bold"/>
    </style:style>
    <style:style style:name="Heading_20_6" style:display-name="Heading 6" style:family="paragraph" style:parent-style-name="Heading" style:next-style-name="Text_20_body" style:class="text" style:default-outline-level="6">
      <style:text-properties style:font-name="Arial1" fo:font-size="75%" fo:font-weight="bold" style:font-size-asian="75%" style:font-weight-asian="normal" style:font-size-complex="75%" style:font-weight-complex="bold"/>
    </style:style>
    <style:style style:name="Heading_20_7" style:display-name="Heading 7" style:family="paragraph" style:parent-style-name="Heading" style:next-style-name="Text_20_body" style:class="text" style:default-outline-level="7">
      <style:text-properties style:font-name="Arial1" fo:font-size="75%" fo:font-weight="bold" style:font-size-asian="75%" style:font-weight-asian="normal" style:font-size-complex="75%" style:font-weight-complex="bold"/>
    </style:style>
    <style:style style:name="Heading_20_8" style:display-name="Heading 8" style:family="paragraph" style:parent-style-name="Heading" style:next-style-name="Text_20_body" style:class="text" style:default-outline-level="8">
      <style:text-properties style:font-name="Arial1" fo:font-size="75%" fo:font-weight="bold" style:font-size-asian="75%" style:font-weight-asian="normal"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Arial"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master-page-name="">
      <style:paragraph-properties fo:margin-left="1.54cm" fo:margin-right="0cm" fo:margin-top="0cm" fo:margin-bottom="0cm" style:line-height-at-least="0cm" fo:text-align="start" style:justify-single-word="false" fo:text-indent="0cm" style:auto-text-indent="false" style:page-number="auto" fo:background-color="#e6e6e6">
        <style:background-image/>
      </style:paragraph-properties>
      <style:text-properties fo:color="#000080" style:font-name="Lucida Console" fo:font-size="8pt" fo:language="zxx" fo:country="none" fo:font-weight="normal"/>
    </style:style>
    <style:style style:name="Code_20_last_20_line" style:display-name="Code last line" style:family="paragraph" style:parent-style-name="Code" style:next-style-name="Text_20_body">
      <style:paragraph-properties fo:margin-left="1.54cm" fo:margin-right="0cm" fo:margin-top="0cm" fo:margin-bottom="0.3cm" fo:text-indent="0cm" style:auto-text-indent="false"/>
      <style:text-properties style:font-name="Lucida Console"/>
    </style:style>
    <style:style style:name="Callout" style:family="paragraph" style:parent-style-name="Text_20_body_20_indent" style:class="chapter">
      <style:text-properties fo:font-style="italic"/>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4" fo:font-size="11pt" fo:letter-spacing="-0.007cm" style:letter-kerning="true" style:font-size-asian="11pt"/>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code_20_fragment" style:display-name="code fragment" style:family="text">
      <style:text-properties fo:color="#000080" style:font-name="Lucida Console1" fo:font-size="9pt" fo:language="zxx" fo:country="none" fo:background-color="transparent" style:font-size-asian="9pt" style:font-size-complex="9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Heading_20_Numbers" style:display-name="Heading Numbers">
      <text:list-level-style-number text:level="1" text:style-name="Numbering_20_Symbols" style:num-prefix=" " style:num-suffix=" " style:num-format="1">
        <style:list-level-properties/>
      </text:list-level-style-number>
      <text:list-level-style-number text:level="2" style:num-suffix="."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complex="Arial4"/>
    </style:style>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title>SmartFrog Release Process</text:title><text:tab/>Page <text:page-number text:select-page="current"/> of <text:page-count>1</text:page-count><text:tab/>last modified on <text:date style:data-style-name="N84" text:date-value="2010-02-18T16:05:14.99">2010-02-18</text:date> <text:time style:data-style-name="N40" text:time-value="2007-05-25T11:36:19.95" text:fixed="true">11:36</text:time></text:p>
      </style:header>
      <style:footer>
        <text:p text:style-name="MP1"><text:span text:style-name="MT1">© C</text:span>opyright 1998-2009 Hewlett-Packard Development Company, LP</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SmartFrog Release Process</dc:title>
    <meta:initial-creator>Steve Loughran</meta:initial-creator>
    <meta:creation-date>2007-05-25T11:36:20</meta:creation-date>
    <dc:date>2010-02-18T16:05:15</dc:date>
    <meta:editing-cycles>76</meta:editing-cycles>
    <meta:editing-duration>PT361H36M11S</meta:editing-duration>
    <dc:creator>Steve Loughran</dc:creator>
    <meta:document-statistic meta:table-count="2" meta:image-count="0" meta:object-count="0" meta:page-count="1" meta:paragraph-count="288" meta:word-count="4131" meta:character-count="25294"/>
    <meta:user-defined meta:name="Info 1"/>
    <meta:user-defined meta:name="Info 2"/>
    <meta:user-defined meta:name="Info 3"/>
    <meta:user-defined meta:name="Info 4"/>
    <meta:template xlink:type="simple" xlink:actuate="onRequest" xlink:title="SmartFrog Document" xlink:href="/.openoffice.org2/user/template/SmartFrog%20Document.stw" meta:date="2007-05-25T11:36:19"/>
  </office:meta>
</office:document-meta>
</file>